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Consolas2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fo:font-weight="bold" officeooo:rsid="001708df" officeooo:paragraph-rsid="005f16bb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Consolas" fo:font-size="9pt" fo:font-weight="bold" officeooo:rsid="001708df" officeooo:paragraph-rsid="0062f33b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nsolas" fo:font-size="9pt" fo:font-weight="bold" officeooo:rsid="001708df" officeooo:paragraph-rsid="0072bd91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Consolas" fo:font-size="9pt" fo:font-weight="bold" officeooo:rsid="001708df" officeooo:paragraph-rsid="007cc683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onsolas" fo:font-size="9pt" fo:font-weight="bold" officeooo:rsid="001708df" officeooo:paragraph-rsid="00827652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Consolas" fo:font-size="9pt" fo:font-weight="bold" officeooo:rsid="001708df" officeooo:paragraph-rsid="00948281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Consolas" fo:font-size="9pt" fo:font-weight="bold" officeooo:rsid="001708df" officeooo:paragraph-rsid="00964d4e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Consolas" fo:font-size="9pt" fo:font-weight="bold" officeooo:rsid="001708df" officeooo:paragraph-rsid="009e1c0e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Consolas" fo:font-size="9pt" fo:font-weight="bold" officeooo:rsid="001708df" officeooo:paragraph-rsid="00a73a04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Consolas" fo:font-size="9pt" fo:font-weight="bold" officeooo:rsid="00948281" officeooo:paragraph-rsid="00948281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Consolas" fo:font-size="9pt" fo:font-weight="bold" officeooo:rsid="003d2e6d" officeooo:paragraph-rsid="009e1c0e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Consolas" fo:font-size="9pt" style:text-underline-style="none" fo:font-weight="bold" officeooo:rsid="00948281" officeooo:paragraph-rsid="00948281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Consolas" fo:font-size="9pt" style:text-underline-style="none" fo:font-weight="bold" officeooo:rsid="00948281" officeooo:paragraph-rsid="009bd548" style:font-size-asian="9pt" style:font-weight-asian="bold" style:font-size-complex="9pt" style:font-weight-complex="bold"/>
    </style:style>
    <style:style style:name="P14" style:family="paragraph" style:parent-style-name="Standard">
      <style:text-properties style:font-name="Consolas" fo:font-size="9pt" style:text-underline-style="none" fo:font-weight="bold" officeooo:rsid="0093e28b" officeooo:paragraph-rsid="0093e28b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name="Consolas" fo:font-size="9pt" fo:font-style="italic" style:text-underline-style="none" fo:font-weight="bold" officeooo:rsid="0099d809" officeooo:paragraph-rsid="0099d809" style:font-size-asian="9pt" style:font-style-asian="italic" style:font-weight-asian="bold" style:font-size-complex="9pt" style:font-style-complex="italic" style:font-weight-complex="bold"/>
    </style:style>
    <style:style style:name="P16" style:family="paragraph" style:parent-style-name="Standard">
      <style:text-properties style:font-name="Consolas" fo:font-size="5pt" style:text-underline-style="none" fo:font-weight="bold" officeooo:rsid="00200af4" officeooo:paragraph-rsid="00860610" style:font-size-asian="5pt" style:font-weight-asian="bold" style:font-size-complex="5pt" style:font-weight-complex="bold"/>
    </style:style>
    <style:style style:name="P17" style:family="paragraph" style:parent-style-name="Standard">
      <style:text-properties style:font-name="Consolas" fo:font-size="4pt" style:text-underline-style="none" fo:font-weight="bold" officeooo:rsid="00948281" officeooo:paragraph-rsid="00948281" style:font-size-asian="4pt" style:font-weight-asian="bold" style:font-size-complex="4pt" style:font-weight-complex="bold"/>
    </style:style>
    <style:style style:name="P18" style:family="paragraph" style:parent-style-name="Standard">
      <style:text-properties style:font-name="Consolas" fo:font-size="4pt" style:text-underline-style="none" fo:font-weight="bold" officeooo:rsid="00948281" officeooo:paragraph-rsid="009bd548" style:font-size-asian="4pt" style:font-weight-asian="bold" style:font-size-complex="4pt" style:font-weight-complex="bold"/>
    </style:style>
    <style:style style:name="P19" style:family="paragraph" style:parent-style-name="Standard">
      <style:text-properties officeooo:paragraph-rsid="00c0d023"/>
    </style:style>
    <style:style style:name="P20" style:family="paragraph" style:parent-style-name="Standard">
      <style:paragraph-properties fo:text-align="end" style:justify-single-word="false" fo:break-before="column"/>
      <style:text-properties style:font-name="Consolas" fo:font-size="9pt" style:text-underline-style="none" fo:font-weight="bold" officeooo:rsid="00200af4" officeooo:paragraph-rsid="0041ae79" style:font-size-asian="9pt" style:font-weight-asian="bold" style:font-size-complex="9pt" style:font-weight-complex="bold"/>
    </style:style>
    <style:style style:name="P21" style:family="paragraph">
      <loext:graphic-properties draw:fill-color="#ffffff"/>
      <style:text-properties style:font-name="Consolas" fo:font-size="9pt" fo:font-weight="bold" style:font-size-asian="9pt" style:font-weight-asian="bold" style:font-size-complex="9pt" style:font-weight-complex="bold"/>
    </style:style>
    <style:style style:name="T1" style:family="text">
      <style:text-properties officeooo:rsid="00200af4"/>
    </style:style>
    <style:style style:name="T2" style:family="text">
      <style:text-properties officeooo:rsid="00377b4e"/>
    </style:style>
    <style:style style:name="T3" style:family="text">
      <style:text-properties style:text-underline-style="solid" style:text-underline-width="auto" style:text-underline-color="font-color" officeooo:rsid="003d2e6d"/>
    </style:style>
    <style:style style:name="T4" style:family="text">
      <style:text-properties style:text-underline-style="solid" style:text-underline-width="auto" style:text-underline-color="font-color" officeooo:rsid="003ecac0"/>
    </style:style>
    <style:style style:name="T5" style:family="text">
      <style:text-properties style:text-underline-style="solid" style:text-underline-width="auto" style:text-underline-color="font-color" officeooo:rsid="0093e28b"/>
    </style:style>
    <style:style style:name="T6" style:family="text">
      <style:text-properties officeooo:rsid="003d2e6d"/>
    </style:style>
    <style:style style:name="T7" style:family="text">
      <style:text-properties officeooo:rsid="003ecac0"/>
    </style:style>
    <style:style style:name="T8" style:family="text">
      <style:text-properties officeooo:rsid="003fd1c6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2a8c26" style:font-size-asian="11pt" style:font-size-complex="11pt"/>
    </style:style>
    <style:style style:name="T11" style:family="text">
      <style:text-properties fo:font-size="11pt" officeooo:rsid="003ecac0" style:font-size-asian="11pt" style:font-size-complex="11pt"/>
    </style:style>
    <style:style style:name="T12" style:family="text">
      <style:text-properties fo:font-size="11pt" officeooo:rsid="00377b4e" style:font-size-asian="11pt" style:font-size-complex="11pt"/>
    </style:style>
    <style:style style:name="T13" style:family="text">
      <style:text-properties fo:font-size="11pt" officeooo:rsid="005dfbbe" style:font-size-asian="11pt" style:font-size-complex="11pt"/>
    </style:style>
    <style:style style:name="T14" style:family="text">
      <style:text-properties fo:font-size="11pt" officeooo:rsid="001708df" style:font-size-asian="11pt" style:font-size-complex="11pt"/>
    </style:style>
    <style:style style:name="T15" style:family="text">
      <style:text-properties fo:font-size="11pt" officeooo:rsid="007cc683" style:font-size-asian="11pt" style:font-size-complex="11pt"/>
    </style:style>
    <style:style style:name="T16" style:family="text">
      <style:text-properties fo:font-size="11pt" style:text-underline-style="none" officeooo:rsid="003d2e6d" style:font-size-asian="11pt" style:font-size-complex="11pt"/>
    </style:style>
    <style:style style:name="T17" style:family="text">
      <style:text-properties fo:font-size="11pt" style:text-underline-style="none" officeooo:rsid="005dfbbe" style:font-size-asian="11pt" style:font-size-complex="11pt"/>
    </style:style>
    <style:style style:name="T18" style:family="text">
      <style:text-properties fo:font-size="5pt" style:font-size-asian="5pt" style:font-size-complex="5pt"/>
    </style:style>
    <style:style style:name="T19" style:family="text">
      <style:text-properties fo:font-size="5pt" officeooo:rsid="001708df" style:font-size-asian="5pt" style:font-size-complex="5pt"/>
    </style:style>
    <style:style style:name="T20" style:family="text">
      <style:text-properties fo:font-size="5pt" officeooo:rsid="003fd1c6" style:font-size-asian="5pt" style:font-size-complex="5pt"/>
    </style:style>
    <style:style style:name="T21" style:family="text">
      <style:text-properties fo:font-size="5pt" style:text-underline-style="none" officeooo:rsid="003d2e6d" style:font-size-asian="5pt" style:font-size-complex="5pt"/>
    </style:style>
    <style:style style:name="T22" style:family="text">
      <style:text-properties officeooo:rsid="001708df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5f3484" style:font-style-asian="italic" style:font-style-complex="italic"/>
    </style:style>
    <style:style style:name="T25" style:family="text">
      <style:text-properties fo:font-style="italic" officeooo:rsid="0097b075" style:font-style-asian="italic" style:font-style-complex="italic"/>
    </style:style>
    <style:style style:name="T26" style:family="text">
      <style:text-properties officeooo:rsid="007cc683"/>
    </style:style>
    <style:style style:name="T27" style:family="text">
      <style:text-properties officeooo:rsid="007dab90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officeooo:rsid="0093e28b"/>
    </style:style>
    <style:style style:name="T30" style:family="text">
      <style:text-properties style:text-underline-style="none" officeooo:rsid="00948281"/>
    </style:style>
    <style:style style:name="T31" style:family="text">
      <style:text-properties style:text-underline-style="none" officeooo:rsid="00964d4e"/>
    </style:style>
    <style:style style:name="T32" style:family="text">
      <style:text-properties style:text-underline-style="none" officeooo:rsid="00a504e1"/>
    </style:style>
    <style:style style:name="T33" style:family="text">
      <style:text-properties officeooo:rsid="009e1c0e"/>
    </style:style>
    <style:style style:name="T34" style:family="text">
      <style:text-properties officeooo:rsid="00a02995"/>
    </style:style>
    <style:style style:name="T35" style:family="text">
      <style:text-properties officeooo:rsid="00a6c080"/>
    </style:style>
    <style:style style:name="T36" style:family="text">
      <style:text-properties style:font-name="Consolas" fo:font-size="9pt" fo:font-weight="bold" officeooo:rsid="001708df" style:font-size-asian="9pt" style:font-weight-asian="bold" style:font-size-complex="9pt" style:font-weight-complex="bold"/>
    </style:style>
    <style:style style:name="T37" style:family="text">
      <style:text-properties style:font-name="Consolas" fo:font-size="9pt" fo:font-weight="bold" officeooo:rsid="00200af4" style:font-size-asian="9pt" style:font-weight-asian="bold" style:font-size-complex="9pt" style:font-weight-complex="bold"/>
    </style:style>
    <style:style style:name="T38" style:family="text">
      <style:text-properties style:font-name="Consolas" fo:font-size="9pt" fo:font-weight="bold" officeooo:rsid="003fd1c6" style:font-size-asian="9pt" style:font-weight-asian="bold" style:font-size-complex="9pt" style:font-weight-complex="bold"/>
    </style:style>
    <style:style style:name="T39" style:family="text">
      <style:text-properties style:font-name="Consolas" fo:font-size="9pt" fo:font-weight="bold" officeooo:rsid="00c06eb8" style:font-size-asian="9pt" style:font-weight-asian="bold" style:font-size-complex="9pt" style:font-weight-complex="bold"/>
    </style:style>
    <style:style style:name="T40" style:family="text">
      <style:text-properties style:font-name="Consolas" fo:font-size="9pt" fo:font-weight="bold" officeooo:rsid="00c0fb4d" style:font-name-asian="Consolas1" style:font-size-asian="9pt" style:font-weight-asian="bold" style:font-name-complex="Consolas1" style:font-size-complex="9pt" style:font-weight-complex="bold"/>
    </style:style>
    <style:style style:name="T41" style:family="text">
      <style:text-properties style:font-name="Consolas" fo:font-size="9pt" fo:font-style="normal" style:text-underline-style="none" fo:font-weight="bold" officeooo:rsid="00200af4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style:font-name="Consolas" fo:font-size="9pt" fo:font-style="normal" style:text-underline-style="none" fo:font-weight="bold" officeooo:rsid="00bb8ace" style:font-size-asian="9pt" style:font-style-asian="normal" style:font-weight-asian="bold" style:font-size-complex="9pt" style:font-style-complex="normal" style:font-weight-complex="bold"/>
    </style:style>
    <style:style style:name="T43" style:family="text">
      <style:text-properties style:font-name="Consolas" fo:font-size="9pt" fo:font-style="normal" style:text-underline-style="none" fo:font-weight="bold" officeooo:rsid="00c06eb8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style:font-name="Consolas" fo:font-size="9pt" style:text-underline-style="none" fo:font-weight="bold" officeooo:rsid="007a08b7" style:font-size-asian="9pt" style:font-weight-asian="bold" style:font-size-complex="9pt" style:font-weight-complex="bold"/>
    </style:style>
    <style:style style:name="T45" style:family="text">
      <style:text-properties style:font-name="Consolas" fo:font-size="9pt" fo:language="en" fo:country="GB" fo:font-weight="bold" officeooo:rsid="00c0fb4d" style:font-name-asian="Consolas1" style:font-size-asian="9pt" style:font-weight-asian="bold" style:font-name-complex="Consolas1" style:font-size-complex="9pt" style:font-weight-complex="bold"/>
    </style:style>
    <style:style style:name="T46" style:family="text">
      <style:text-properties style:font-name="Consolas" fo:font-size="10pt" style:text-underline-style="solid" style:text-underline-width="auto" style:text-underline-color="font-color" fo:font-weight="bold" officeooo:rsid="00200af4" style:font-size-asian="10pt" style:font-weight-asian="bold" style:font-size-complex="10pt" style:font-weight-complex="bold"/>
    </style:style>
    <style:style style:name="T47" style:family="text">
      <style:text-properties style:font-name="Consolas" fo:font-size="10pt" style:text-underline-style="solid" style:text-underline-width="auto" style:text-underline-color="font-color" fo:font-weight="bold" officeooo:rsid="00a79347" style:font-size-asian="10pt" style:font-weight-asian="bold" style:font-size-complex="10pt" style:font-weight-complex="bold"/>
    </style:style>
    <style:style style:name="T48" style:family="text">
      <style:text-properties style:font-name="Consolas" fo:font-size="10pt" style:text-underline-style="none" fo:font-weight="bold" officeooo:rsid="00200af4" style:font-size-asian="10pt" style:font-weight-asian="bold" style:font-size-complex="10pt" style:font-weight-complex="bold"/>
    </style:style>
    <style:style style:name="T49" style:family="text">
      <style:text-properties style:font-name="Consolas" fo:font-size="4pt" fo:font-weight="bold" officeooo:rsid="00200af4" style:font-size-asian="4pt" style:font-weight-asian="bold" style:font-size-complex="4pt" style:font-weight-complex="bold"/>
    </style:style>
    <style:style style:name="T50" style:family="text">
      <style:text-properties style:font-name="Consolas" fo:font-size="6pt" fo:font-weight="bold" officeooo:rsid="00200af4" style:font-size-asian="6pt" style:font-weight-asian="bold" style:font-size-complex="6pt" style:font-weight-complex="bold"/>
    </style:style>
    <style:style style:name="T51" style:family="text">
      <style:text-properties style:font-name="Consolas" fo:font-size="9pt" fo:font-weight="bold" style:font-size-asian="9pt" style:font-weight-asian="bold" style:font-size-complex="9pt" style:font-weight-complex="bold"/>
    </style:style>
    <style:style style:name="T52" style:family="text">
      <style:text-properties style:font-name="Consolas" fo:font-size="10pt" fo:font-weight="bold" style:font-size-asian="10pt" style:font-weight-asian="bold" style:font-size-complex="10pt" style:font-weight-complex="bold"/>
    </style:style>
    <style:style style:name="T53" style:family="text">
      <style:text-properties style:font-name="Consola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49cm" svg:stroke-color="#111111" draw:marker-start-width="0.494cm" draw:marker-end-width="0.494cm" draw:fill-color="#ffffff" draw:textarea-horizontal-align="justify" draw:textarea-vertical-align="middle" draw:auto-grow-height="false" fo:min-height="1.729cm" fo:min-width="6.909cm" fo:padding-top="0.025cm" fo:padding-bottom="0.025cm" fo:padding-left="0.025cm" fo:padding-right="0.025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draw:text-style-name="P21" svg:width="6.959cm" svg:height="1.779cm" svg:x="-0.03cm" svg:y="1.418cm"><text:p><text:span text:style-name="T51"><text:s/></text:span><text:span text:style-name="T52">OBS! 1RU/1HJ/1SP/2KL kan vara </text:span><text:span text:style-name="T52"><text:line-break/></text:span><text:span text:style-name="T52"> <text:s text:c="7"/>4korts med </text:span><text:span text:style-name="T53">längre</text:span><text:span text:style-name="T52"> sidofärg.</text:span><text:span text:style-name="T52"><text:line-break/></text:span><text:span text:style-name="T52"> <text:s text:c="5"/>1NT lovar </text:span><text:span text:style-name="T53">ej</text:span><text:span text:style-name="T52"> balanserad hand.</text:span><text:span text:style-name="T52"><text:line-break/></text:span><text:span text:style-name="T52"> <text:s text:c="5"/>Många artificiella svarsbud.</text:span></text:p><draw:enhanced-geometry svg:viewBox="0 0 21600 21600" draw:type="rectangle" draw:enhanced-path="M 0 0 L 21600 0 21600 21600 0 21600 0 0 Z N"/></draw:custom-shape><text:span text:style-name="T3"><text:line-break/><text:line-break/></text:span><text:span text:style-name="T16">TURBO (</text:span><text:span text:style-name="T17">stark-1KL, </text:span><text:span text:style-name="T16">canapé-system)<text:line-break/></text:span><text:span text:style-name="T21"><text:line-break/></text:span><text:span text:style-name="T16"> <text:s text:c="3"/></text:span></text:p>
      <text:p text:style-name="P1"><text:line-break/><text:line-break/><text:line-break/></text:p>
      <text:p text:style-name="P1"><text:span text:style-name="T9">1KL:</text:span> <text:s/><text:span text:style-name="T6">16+. Rondkrav. Relä-metoder.</text:span></text:p>
      <text:p text:style-name="P11"><text:span text:style-name="T23">- </text:span><text:span text:style-name="T24">Artificiella svarsbud</text:span><text:span text:style-name="T25">.</text:span><text:span text:style-name="T24"><text:line-break/></text:span><text:span text:style-name="T18"><text:line-break/></text:span><text:span text:style-name="T14">1RU:</text:span><text:span text:style-name="T22"> <text:s/></text:span>2+ru. <text:span text:style-name="T35">(12)</text:span>13-15.<text:line-break/> <text:s text:c="2"/><text:span text:style-name="T33">a) Balans-hand, även 5hö332</text:span>.<text:line-break/> <text:s text:c="2"/><text:span text:style-name="T33">b) 4+ruter obal, ofta längre sidofärg.</text:span><text:line-break/><text:span text:style-name="T19"><text:line-break/></text:span><text:span text:style-name="T14">1</text:span><text:span text:style-name="T10">HJ/1SP</text:span><text:span text:style-name="T14">:</text:span><text:span text:style-name="T22"> <text:s/>4+färg. 10-15:<text:line-break/> <text:s text:c="2"/>a) 10-12, bal el 4441.<text:line-break/> <text:s text:c="2"/>b) 10-15, 4+hö, 5+sidofärg.</text:span></text:p>
      <text:p text:style-name="P8"><text:s text:c="3"/>c) 12-15, 6+hö.<text:line-break/> <text:s text:c="2"/>d) 1HJ: 13-15. 4414 m singel-ru.</text:p>
      <text:p text:style-name="P2"><text:span text:style-name="T18"><text:line-break/></text:span><text:span text:style-name="T9">1NT:</text:span> <text:s/><text:span text:style-name="T7">10-12, ej 4hö. Minst 44 i lå el 5+lå<text:line-break/> <text:s text:c="7"/>OBS! Lovar </text:span><text:span text:style-name="T4">ej</text:span><text:span text:style-name="T7"> balanserad!</text:span></text:p>
      <text:p text:style-name="P3"><text:span text:style-name="T18"><text:line-break/></text:span><text:span text:style-name="T11">2KL:</text:span><text:span text:style-name="T7"> a) 13-15. 4+kl och 5hö.<text:line-break/> <text:s text:c="5"/>b) 6+kl, 13-15 el ca 7ss.<text:line-break/></text:span><text:span text:style-name="T18"><text:line-break/></text:span><text:span text:style-name="T9">2RU:</text:span> <text:s/><text:span text:style-name="T7">Multi-variant:</text:span><text:line-break/> <text:s text:c="5"/><text:span text:style-name="T2">a) <text:s/>8-11. Minst 5korts hö.<text:line-break/> <text:s text:c="5"/>b) 13-15. Minst 5hö+5ru.<text:line-break/> <text:s text:c="5"/>c) 7korts hö, ca 7ss.<text:line-break/> <text:s text:c="5"/>d) 6+ru, 13-15 el ca 7ss.<text:line-break/></text:span><text:span text:style-name="T18"><text:line-break/></text:span><text:span text:style-name="T12">2</text:span><text:span text:style-name="T13">HJ/2SP</text:span><text:span text:style-name="T12">:</text:span><text:span text:style-name="T2"> 10-12. 5hö och 4+lå.</text:span></text:p>
      <text:p text:style-name="P4"><text:span text:style-name="T18"><text:line-break/></text:span><text:span text:style-name="T9">2NT:</text:span> <text:s/><text:span text:style-name="T8">13-15</text:span>. <text:span text:style-name="T8">Enfärgad 6+lå.<text:line-break/> <text:s text:c="6"/>Honnör i minst 2 sidofärger.</text:span></text:p>
      <text:p text:style-name="P4"><text:span text:style-name="T18"><text:line-break/></text:span><text:span text:style-name="T15">3N</text:span><text:span text:style-name="T9">T:</text:span> <text:s/><text:span text:style-name="T26">6hö+5ru. Öppningshand.</text:span></text:p>
      <text:p text:style-name="P4"><text:span text:style-name="T18"><text:line-break/></text:span>Mot 1NT: <text:span text:style-name="T8">Konv.<text:line-break/></text:span><text:span text:style-name="T20"><text:line-break/></text:span>Utspel: 10-12 <text:s/><text:span text:style-name="T27">(2a/4e gnm spelf)</text:span>.</text:p>
      <text:p text:style-name="P9">Markeringar: Schneider, Malmö, <text:span text:style-name="T1">Lav.</text:span></text:p>
      <text:p text:style-name="P19"><text:span text:style-name="T50"><text:line-break/><text:line-break/></text:span><text:span text:style-name="T46">Öppningar 3e hand </text:span><text:span text:style-name="T47">i </text:span><text:span text:style-name="T46">zon </text:span><text:span text:style-name="T47">&amp;</text:span><text:span text:style-name="T46"> 4e hand</text:span><text:span text:style-name="T48">:</text:span><text:span text:style-name="T37"><text:line-break/></text:span><text:span text:style-name="T49"><text:line-break/></text:span><text:span text:style-name="T37">1RU: a) </text:span><text:span text:style-name="T45">Max </text:span><text:span text:style-name="T37">15. 4+hö. Kan finnas 5+lå.<text:line-break/> <text:s text:c="4"/>b) </text:span><text:span text:style-name="T45">Max </text:span><text:span text:style-name="T37">13, bal </text:span><text:span text:style-name="T39">utan 4+hö</text:span><text:span text:style-name="T37">.<text:line-break/> <text:s text:c="4"/>c) </text:span><text:span text:style-name="T45">Max </text:span><text:span text:style-name="T39">15.</text:span><text:span text:style-name="T37"> minst 5-4/4-5 i lå.<text:line-break/> </text:span><text:span text:style-name="T41"><text:s text:c="2"/></text:span><text:span text:style-name="T43">· </text:span><text:span text:style-name="T41">Nat</text:span><text:span text:style-name="T42">urliga</text:span><text:span text:style-name="T41"> 1HÖ-svar.<text:line-break/></text:span><text:span text:style-name="T37">1HÖ: </text:span><text:span text:style-name="T45">Max </text:span><text:span text:style-name="T37">15. 5+hö. <text:s text:c="2"/>-2KL=Drury.<text:line-break/>1NT: 14-15 bal utan 4hö.<text:line-break/>2LÅ: </text:span><text:span text:style-name="T40">Max </text:span><text:span text:style-name="T37">15. 6+lå, ej 4hö.<text:line-break/>2HÖ: </text:span><text:span text:style-name="T45">Max </text:span><text:span text:style-name="T37">12. 5+hö.<text:line-break/>2NT: 14-15</text:span><text:span text:style-name="T36">. </text:span><text:span text:style-name="T38">Enfärgad 6+lå.<text:line-break/> <text:s text:c="4"/>Honnör i minst 2 sidofärger.<text:line-break/></text:span><text:span text:style-name="T44"> </text:span></text:p>
      <text:p text:style-name="P20"/>
      <text:p text:style-name="P5"><text:span text:style-name="T3"><text:line-break/></text:span><text:span text:style-name="T5">SVARSBUD</text:span><text:span text:style-name="T29">:</text:span></text:p>
      <text:p text:style-name="P16"/>
      <text:p text:style-name="P15">Ofta transfers i<text:span text:style-name="T34">n</text:span> competition.</text:p>
      <text:p text:style-name="P14"><text:span text:style-name="T18"><text:line-break/></text:span>1KL-1RU = 0-8</text:p>
      <text:p text:style-name="P14">1KL-1HJ = UK 8+, ej 4hj.</text:p>
      <text:p text:style-name="P6"><text:span text:style-name="T29">1KL-1SP = </text:span><text:span text:style-name="T30">UK 8+, 4+hj, ej 4sp.</text:span></text:p>
      <text:p text:style-name="P12">1KL-1NT = UK 8+, 6+hö.</text:p>
      <text:p text:style-name="P12">1KL-2KL = UK 8+, minst 44 i hö.</text:p>
      <text:p text:style-name="P12">1KL-2RÖ = 0-4, 6hö.</text:p>
      <text:p text:style-name="P10"><text:span text:style-name="T28">1KL-2SP = UK 8+, minst 55 i lå.<text:line-break/></text:span><text:span text:style-name="T31">1KL-2NT = UK 8+, minst 64/46 i hö.<text:line-break/></text:span><text:span text:style-name="T32">1KL-3X <text:s/>= Transfer, 7+färg.</text:span></text:p>
      <text:p text:style-name="P17"/>
      <text:p text:style-name="P12">1RU-1HJ = Ej 4hj.</text:p>
      <text:p text:style-name="P12">1RU-1SP = 4+hj, ej 4sp.</text:p>
      <text:p text:style-name="P12">1RU-1NT = 44 i hö, ej invit.</text:p>
      <text:p text:style-name="P12">1RU-2KL = Minst 44 i hö, invit+.</text:p>
      <text:p text:style-name="P12">1RU-2RU = Minst 4-5 i hö, ej invit.</text:p>
      <text:p text:style-name="P7"><text:span text:style-name="T30">1RU-2HJ = Minst 5-4 i hö, ej invit.<text:line-break/></text:span><text:span text:style-name="T31">1RU-2NT = UK 8+, minst 64/46 i hö.</text:span></text:p>
      <text:p text:style-name="P18"/>
      <text:p text:style-name="P13">1HÖ-2KL = Konv krav. 13+ el trumfstöd.</text:p>
      <text:p text:style-name="P12">1HJ-2RU = 4+stöd, invit+.</text:p>
      <text:p text:style-name="P12">1SP-2RU = 5+hj.</text:p>
      <text:p text:style-name="P12">1SP-2HJ = 5hj, invit.</text:p>
      <text:p text:style-name="P18"/>
      <text:p text:style-name="P13">1NT-2KL = Konv krav, invit+.</text:p>
      <text:p text:style-name="P12">1NT-2RU = 5+hö.</text:p>
      <text:p text:style-name="P12">1NT-2HJ = 5hj, invit.</text:p>
      <text:p text:style-name="P12">1NT-2SP = 5sp, invit.</text:p>
      <text:p text:style-name="P12">1NT-2NT = Lebensohl.</text:p>
      <text:p text:style-name="P12">1NT-3KL = Pass/corr i lå.</text:p>
      <text:p text:style-name="P18"/>
      <text:p text:style-name="P13">2KL-2RU = Invit+ eller 5+hj.</text:p>
      <text:p text:style-name="P12">2KL-2HJ = Pass/correct.</text:p>
      <text:p text:style-name="P12">2KL-2SP = Nat okrav.</text:p>
      <text:p text:style-name="P18"/>
      <text:p text:style-name="P13">2RU-2HJ = Pass/correct.</text:p>
      <text:p text:style-name="P12">2RU-2SP/3LÅ = Nat okrav.</text:p>
      <text:p text:style-name="P12">2RU-3HJ = Spärr, pass/correct.</text:p>
      <text:p text:style-name="P18"/>
      <text:p text:style-name="P13">2HJ-2SP = Nat okrav.</text:p>
      <text:p text:style-name="P12">2HÖ-2NT = Konv krav.</text:p>
      <text:p text:style-name="P12">2HÖ-3KL = Pass/correct i lå.</text:p>
      <text:p text:style-name="P12">2HJ-3RU = 4HJ-invit.</text:p>
      <text:p text:style-name="P12">2SP-3RU = Avlägg i hj, el 4SP-invit.</text:p>
      <text:p text:style-name="P18"/>
      <text:p text:style-name="P13">2NT-3KL = Pass/correct.</text:p>
      <text:p text:style-name="P12">2NT-3RU = 5+hö.</text:p>
      <text:p text:style-name="P12">2NT-3HJ = Lå-fråga.</text:p>
      <text:p text:style-name="P12">2NT-3SP = Nat okrav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Consolas2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499cm" fo:margin-right="0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0:21:16.073000000</meta:creation-date>
    <dc:date>2020-01-19T22:02:08.874000000</dc:date>
    <meta:editing-duration>PT5H46S</meta:editing-duration>
    <meta:editing-cycles>174</meta:editing-cycles>
    <meta:generator>LibreOffice/5.0.1.2$Windows_x86 LibreOffice_project/81898c9f5c0d43f3473ba111d7b351050be20261</meta:generator>
    <meta:print-date>2020-01-19T21:35:48.166000000</meta:print-date>
    <meta:document-statistic meta:table-count="0" meta:image-count="0" meta:object-count="0" meta:page-count="1" meta:paragraph-count="52" meta:word-count="388" meta:character-count="2221" meta:non-whitespace-character-count="1763"/>
  </office:meta>
</office:document-meta>
</file>